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b2c4d" officeooo:paragraph-rsid="000b2c4d" style:font-size-asian="18pt" style:font-size-complex="18pt"/>
    </style:style>
    <style:style style:name="P2" style:family="paragraph" style:parent-style-name="Standard">
      <style:text-properties fo:font-size="12pt" officeooo:rsid="000b2c4d" officeooo:paragraph-rsid="000b2c4d" style:font-size-asian="10.5pt" style:font-size-complex="12pt"/>
    </style:style>
    <style:style style:name="P3" style:family="paragraph" style:parent-style-name="Standard">
      <style:text-properties fo:font-size="12pt" officeooo:rsid="000e5f93" officeooo:paragraph-rsid="000e5f93" style:font-size-asian="10.5pt" style:font-size-complex="12pt"/>
    </style:style>
    <style:style style:name="P4" style:family="paragraph" style:parent-style-name="Standard">
      <style:text-properties officeooo:paragraph-rsid="000b2c4d"/>
    </style:style>
    <style:style style:name="T1" style:family="text">
      <style:text-properties officeooo:rsid="000b2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Management System <text:s/>Face Detection and Recognition </text:p>
      <text:p text:style-name="P1"/>
      <text:p text:style-name="P1"/>
      <text:p text:style-name="P2">Features :</text:p>
      <text:p text:style-name="P2"/>
      <text:p text:style-name="P2">1. Application is supposed to take multiple images either by using - </text:p>
      <text:p text:style-name="P4"><text:tab/> a. Desktop USB camera (optional).</text:p>
      <text:p text:style-name="P4"><text:tab/> b. Mobile camera application (IP Webcam).</text:p>
      <text:p text:style-name="Standard"><text:tab/> c. Browsing photos from storage device,</text:p>
      <text:p text:style-name="Standard"><text:tab/> d. By accessing video feed from IP- Cameras</text:p>
      <text:p text:style-name="Standard">Along with user input form for data to be trained by shilpa's library.</text:p>
      <text:p text:style-name="Standard"/>
      <text:p text:style-name="Standard">2. Application must also allow video feed from IP Cameras to be displayed as live view and provide the same to ProbeMaster library for face recognition.</text:p>
      <text:p text:style-name="Standard"/>
      <text:p text:style-name="Standard">3. Upon event generation, the live events are to be displayed as notification into the application user interface.</text:p>
      <text:p text:style-name="Standard"/>
      <text:p text:style-name="Standard">4. Application must support event searching mechanism using date-time, person's details or other relevant details.</text:p>
      <text:p text:style-name="Standard"/>
      <text:p text:style-name="Standard"><text:span text:style-name="T1">5</text:span>. Continuous video recording can be activated/deactivated at the time of software installation.</text:p>
      <text:p text:style-name="P2"/>
      <text:p text:style-name="P2"/>
      <text:p text:style-name="P2"/>
      <text:p text:style-name="P3">Current Implementation:</text:p>
      <text:p text:style-name="P3">As of now, Event Searching Mechanism has not been implemented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0:20:41.226948431</meta:creation-date>
    <dc:date>2019-10-22T10:25:17.389685937</dc:date>
    <meta:editing-duration>PT4M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44" meta:character-count="931" meta:non-whitespace-character-count="790"/>
  </office:meta>
</office:document-meta>
</file>